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style:tab-stops>
          <style:tab-stop style:position="8.135cm" style:type="center"/>
          <style:tab-stop style:position="17.066cm" style:type="right"/>
        </style:tab-stops>
      </style:paragraph-properties>
      <style:text-properties fo:font-size="10pt" style:font-size-asian="10pt" style:font-size-complex="10pt"/>
    </style:style>
    <style:style style:name="P2" style:family="paragraph" style:parent-style-name="Standard">
      <style:text-properties style:font-name="Univers 47 CondensedLight"/>
    </style:style>
    <style:style style:name="P3" style:family="paragraph" style:parent-style-name="Standard">
      <style:text-properties style:font-name="Univers 47 CondensedLight" fo:language="de" fo:country="DE"/>
    </style:style>
    <style:style style:name="P4" style:family="paragraph" style:parent-style-name="Standard">
      <style:paragraph-properties fo:text-align="center" style:justify-single-word="false"/>
      <style:text-properties style:font-name="Univers 47 CondensedLight" fo:language="de" fo:country="DE"/>
    </style:style>
    <style:style style:name="P5" style:family="paragraph" style:parent-style-name="Standard">
      <style:paragraph-properties fo:text-align="justify" style:justify-single-word="false"/>
      <style:text-properties style:font-name="Univers 47 CondensedLight" fo:language="de" fo:country="DE"/>
    </style:style>
    <style:style style:name="P6" style:family="paragraph" style:parent-style-name="Standard">
      <style:text-properties fo:font-variant="normal" fo:text-transform="none" fo:color="#262626" style:font-name="Univers 47 CondensedLight" fo:font-size="12pt" fo:letter-spacing="normal" fo:language="de" fo:country="DE" fo:font-style="normal" fo:font-weight="normal"/>
    </style:style>
    <style:style style:name="P7" style:family="paragraph" style:parent-style-name="Standard">
      <style:paragraph-properties fo:text-align="center" style:justify-single-word="false"/>
      <style:text-properties fo:font-variant="normal" fo:text-transform="none" fo:color="#262626" style:font-name="Univers 47 CondensedLight" fo:font-size="12pt" fo:letter-spacing="normal" fo:language="de" fo:country="DE" fo:font-style="normal" fo:font-weight="normal"/>
    </style:style>
    <style:style style:name="P8" style:family="paragraph" style:parent-style-name="Standard">
      <style:text-properties fo:language="de" fo:country="DE"/>
    </style:style>
    <style:style style:name="P9" style:family="paragraph" style:parent-style-name="Text_20_body">
      <style:paragraph-properties fo:text-align="justify" style:justify-single-word="false"/>
      <style:text-properties style:font-name="Univers 47 CondensedLight" fo:language="de" fo:country="DE"/>
    </style:style>
    <style:style style:name="P10" style:family="paragraph" style:parent-style-name="Text_20_body">
      <style:text-properties fo:language="de" fo:country="DE"/>
    </style:style>
    <style:style style:name="P11" style:family="paragraph" style:parent-style-name="Text_20_body">
      <style:paragraph-properties fo:text-align="center" style:justify-single-word="false"/>
      <style:text-properties fo:language="de" fo:country="DE"/>
    </style:style>
    <style:style style:name="P12" style:family="paragraph" style:parent-style-name="Text_20_body">
      <style:paragraph-properties fo:text-align="start" style:justify-single-word="false"/>
      <style:text-properties fo:language="de" fo:country="DE"/>
    </style:style>
    <style:style style:name="P13" style:family="paragraph" style:parent-style-name="Text_20_body">
      <style:paragraph-properties fo:text-align="justify" style:justify-single-word="false"/>
      <style:text-properties fo:language="de" fo:country="DE"/>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fo:font-variant="normal" fo:text-transform="none" fo:color="#262626" style:font-name="Univers 47 CondensedLight" fo:font-size="12pt" fo:letter-spacing="normal" fo:language="de" fo:country="DE" fo:font-style="normal" fo:font-weight="normal"/>
    </style:style>
    <style:style style:name="P16"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17"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font-variant="normal" fo:text-transform="none" fo:color="#262626" style:font-name="Univers 47 CondensedLight" fo:font-size="11pt" fo:letter-spacing="normal" fo:language="de" fo:country="DE" fo:font-style="normal" fo:font-weight="normal" style:font-size-asian="11pt" style:font-size-complex="11pt" fo:hyphenate="true" fo:hyphenation-remain-char-count="2" fo:hyphenation-push-char-count="2"/>
    </style:style>
    <style:style style:name="P18"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hyphenate="true" fo:hyphenation-remain-char-count="2" fo:hyphenation-push-char-count="2"/>
    </style:style>
    <style:style style:name="P19"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0"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1" style:family="paragraph" style:parent-style-name="Text_20_body">
      <style:paragraph-properties fo:margin-left="0.51cm" fo:margin-right="0cm" fo:margin-top="0cm" fo:margin-bottom="0.212cm"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22"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23" style:family="paragraph" style:parent-style-name="Standard">
      <style:paragraph-properties fo:break-before="page"/>
      <style:text-properties style:font-name="Univers 47 CondensedLight" fo:language="de" fo:country="DE"/>
    </style:style>
    <style:style style:name="P24" style:family="paragraph" style:parent-style-name="Standard">
      <style:text-properties fo:font-variant="normal" fo:text-transform="none" fo:color="#262626" style:font-name="Univers 47 CondensedLight" fo:font-size="12pt" fo:letter-spacing="normal" fo:language="de" fo:country="DE" fo:font-style="normal" fo:font-weight="normal"/>
    </style:style>
    <style:style style:name="P25" style:family="paragraph" style:parent-style-name="Standard" style:list-style-name="L1">
      <style:text-properties fo:font-variant="normal" fo:text-transform="none" fo:color="#262626" style:font-name="Univers 47 CondensedLight" fo:font-size="12pt" fo:letter-spacing="normal" fo:language="de" fo:country="DE" fo:font-style="normal" fo:font-weight="normal"/>
    </style:style>
    <style:style style:name="P26" style:family="paragraph" style:parent-style-name="Standard" style:list-style-name="L4">
      <style:text-properties fo:font-variant="normal" fo:text-transform="none" fo:color="#262626" style:font-name="Univers 47 CondensedLight" fo:font-size="12pt" fo:letter-spacing="normal" fo:language="de" fo:country="DE" fo:font-style="normal" fo:font-weight="normal"/>
    </style:style>
    <style:style style:name="P27" style:family="paragraph" style:parent-style-name="Standard" style:list-style-name="L2"/>
    <style:style style:name="P28" style:family="paragraph" style:parent-style-name="Standard" style:list-style-name="L3">
      <style:text-properties style:font-name="Univers 47 CondensedLight" fo:language="de" fo:country="DE"/>
    </style:style>
    <style:style style:name="P29" style:family="paragraph" style:parent-style-name="Text_20_body" style:list-style-name="L5">
      <style:paragraph-properties fo:text-align="start" style:justify-single-word="false"/>
      <style:text-properties style:font-name="Univers 47 CondensedLight" fo:language="de" fo:country="DE"/>
    </style:style>
    <style:style style:name="P30" style:family="paragraph" style:parent-style-name="Text_20_body" style:list-style-name="L6">
      <style:paragraph-properties fo:text-align="start" style:justify-single-word="false"/>
      <style:text-properties style:font-name="Univers 47 CondensedLight" fo:language="de" fo:country="DE"/>
    </style:style>
    <style:style style:name="P31" style:family="paragraph" style:parent-style-name="Text_20_body" style:list-style-name="L6">
      <style:paragraph-properties fo:text-align="start" style:justify-single-word="false"/>
      <style:text-properties fo:language="de" fo:country="DE"/>
    </style:style>
    <style:style style:name="P32" style:family="paragraph" style:parent-style-name="Heading_20_2">
      <style:text-properties fo:language="de" fo:country="DE"/>
    </style:style>
    <style:style style:name="P33" style:family="paragraph" style:parent-style-name="Heading_20_2">
      <style:paragraph-properties fo:break-before="page"/>
      <style:text-properties fo:language="de" fo:country="DE"/>
    </style:style>
    <style:style style:name="P34" style:family="paragraph" style:parent-style-name="Heading_20_3">
      <style:text-properties fo:language="de" fo:country="DE"/>
    </style:style>
    <style:style style:name="P35" style:family="paragraph" style:parent-style-name="Heading_20_1">
      <style:paragraph-properties fo:text-align="center" style:justify-single-word="false"/>
      <style:text-properties style:font-name="Univers 47 CondensedLight" fo:language="de" fo:country="DE"/>
    </style:style>
    <style:style style:name="T1" style:family="text">
      <style:text-properties style:font-name="Univers 47 CondensedLight"/>
    </style:style>
    <style:style style:name="T2" style:family="text">
      <style:text-properties style:font-name="Univers 47 CondensedLight" fo:language="de" fo:country="DE"/>
    </style:style>
    <style:style style:name="T3" style:family="text">
      <style:text-properties style:font-name="Univers 47 CondensedLight" fo:font-size="11pt" fo:language="de" fo:country="DE" style:font-size-asian="11pt" style:font-size-complex="11pt"/>
    </style:style>
    <style:style style:name="T4" style:family="text">
      <style:text-properties style:font-name="Univers 47 CondensedLight" fo:font-size="11pt" fo:language="en" fo:country="US" style:font-size-asian="11pt" style:font-size-complex="11pt"/>
    </style:style>
    <style:style style:name="T5" style:family="text">
      <style:text-properties fo:font-variant="normal" fo:text-transform="none" fo:color="#262626" style:font-name="Univers 47 CondensedLight" fo:font-size="12pt" fo:letter-spacing="normal" fo:font-style="normal" fo:font-weight="normal"/>
    </style:style>
    <style:style style:name="T6" style:family="text">
      <style:text-properties fo:font-variant="normal" fo:text-transform="none" fo:color="#262626" style:font-name="Univers 47 CondensedLight" fo:font-size="12pt" fo:letter-spacing="normal" fo:language="de" fo:country="DE" fo:font-style="normal" fo:font-weight="normal"/>
    </style:style>
    <style:style style:name="T7" style:family="text">
      <style:text-properties fo:font-variant="normal" fo:text-transform="none" fo:color="#262626" style:font-name="Univers 47 CondensedLight" fo:font-size="11pt" fo:letter-spacing="normal" fo:language="de" fo:country="DE" fo:font-style="normal" fo:font-weight="normal" style:font-size-asian="11pt" style:font-size-complex="11pt"/>
    </style:style>
    <style:style style:name="T8" style:family="text">
      <style:text-properties fo:font-variant="normal" fo:text-transform="none" fo:color="#262626" fo:font-size="12pt" fo:letter-spacing="normal" fo:font-style="normal" fo:font-weight="normal"/>
    </style:style>
    <style:style style:name="T9" style:family="text">
      <style:text-properties fo:font-variant="normal" fo:text-transform="none" fo:color="#262626" fo:font-size="12pt" fo:letter-spacing="normal" fo:language="de" fo:country="DE" fo:font-style="normal" fo:font-weight="normal"/>
    </style:style>
    <style:style style:name="T10" style:family="text">
      <style:text-properties fo:font-variant="normal" fo:text-transform="none" fo:color="#262626" style:text-line-through-style="none" style:font-name="Univers 47 CondensedLight" fo:font-size="11pt" fo:letter-spacing="normal" fo:language="de" fo:country="DE" fo:font-style="normal" style:text-underline-style="none" fo:font-weight="normal" style:text-blinking="false" style:font-size-asian="11pt" style:font-size-complex="11pt"/>
    </style:style>
    <style:style style:name="T11" style:family="text">
      <style:text-properties fo:language="de" fo:country="DE"/>
    </style:style>
    <style:style style:name="T12" style:family="text">
      <style:text-properties style:use-window-font-color="true" fo:language="de" fo:country="DE"/>
    </style:style>
    <style:style style:name="T13" style:family="text">
      <style:text-properties fo:font-size="11pt" style:font-size-asian="11pt" style:font-size-complex="11pt"/>
    </style:style>
    <style:style style:name="T14" style:family="text">
      <style:text-properties fo:font-size="11pt" fo:language="de" fo:country="DE"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Das geschlechtergerechte Neutrum</text:h>
      <text:h text:style-name="P32" text:outline-level="2">Ausgangslage</text:h>
      <text:p text:style-name="Standard"><text:span text:style-name="T2">Es gibt heute einen ganzen Strauß von Möglichkeiten, unsere deutsche Sprache geschlechtergerecht zu gestalten. Die Gesellschaft für deutsche Sprache (GfdS) führt mittlerweile über 20 Varianten und Untervarianten auf (</text:span><text:a xlink:type="simple" xlink:href="https://gfds.de/standpunkt-der-gfds-zu-einer-geschlechtergerechten-sprache/" text:style-name="Internet_20_link" text:visited-style-name="Visited_20_Internet_20_Link"><text:span text:style-name="T1">GfdS, 2020</text:span></text:a><text:span text:style-name="T2">). Derzeit existiert allerdings noch keine allgemein akzeptierte Form. Das Feld ist offen für neue, bessere Vorschläge. Es existiert auch kein Gremium, welches eine Form für den Gebrauch als verbindlich festlegt. </text:span></text:p>
      <text:p text:style-name="P3">Wohl aber haben verschiedene Gremien einen Großteil der bekannten Möglichkeiten bereits als nicht empfehlenswert beurteilt. Von der GfdS selbst werden nur folgende drei Varianten empfohlen: </text:p>
      <text:p text:style-name="P4">die Doppelnennung, die Schrägstrichlösung und Ersatzformen. </text:p>
      <text:p text:style-name="P8"><text:span text:style-name="T5">Binnenmajuskel, Gendersternchen, Doppelpunkt usw. werden alle gänzlich zurückgewiesen. Aber auch die Empfehlung ist explizit nur dann gegeben, wenn von einer zweigeschlechtlichen (binären) Gesellschaft ausgegangen wird. Mit dem Beschluss des Deutschen Bundesverfassungsgerichts vom 10.10.2017 (</text:span><text:a xlink:type="simple" xlink:href="https://www.bundesverfassungsgericht.de/SharedDocs/Downloads/DE/2017/10/rs20171010_1bvr201916.pdf?__blob=publicationFile&amp;v=2" text:style-name="Internet_20_link" text:visited-style-name="Visited_20_Internet_20_Link"><text:span text:style-name="T1">BverfG, 2017</text:span></text:a><text:span text:style-name="T5">) ist aber die Sichtweise, es gebe nur zwei Geschlechter, obsolet geworden. </text:span></text:p>
      <text:p text:style-name="P6">So scheitern also auch die Empfehlungen der GfdS. Zwar wird bei Ersatzformen nicht versucht, alle Geschlechter explizit zu inkludieren, sondern unter Vermeidung des Bezugs auf Geschlechter darzustellen, dass das Geschlecht irrelevant ist (Bsp.: Studierende). Aber nicht nur, dass manche Ersatzformen nicht sinnvoll gebildet werden können (Bsp.: Autor), weshalb es dann erforderlich wird, auf sogenannte Fluchtwörter (Bsp.: Schriftstellende) auszuweichen, im Singular werden dann trotzdem wieder nur zwei Geschlechter sichtbar:</text:p>
      <text:p text:style-name="P7">der oder die Studierende</text:p>
      <text:p text:style-name="P6">Für die Beurteilung der Varianten zieht die GfdS die Kriterien des Rates für deutsche Rechtschreibung (RfdR) heran, anhand derer die Eignung einer geschlechtergerechten Sprache gemessen werden kann.</text:p>
      <text:p text:style-name="P6">Demnach sollte sie</text:p>
      <text:list xml:id="list6556042610307470044" text:style-name="L1">
        <text:list-item>
          <text:p text:style-name="P25">sachlich korrekt sein,</text:p>
        </text:list-item>
        <text:list-item>
          <text:p text:style-name="P25">verständlich und lesbar sein,</text:p>
        </text:list-item>
        <text:list-item>
          <text:p text:style-name="P25">vorlesbar sein (mit Blick auf die Altersentwicklung der Bevölkerung und die Tendenz in den Medien, Texte in vorlesbarer Form zur Verfügung zu stellen),</text:p>
        </text:list-item>
        <text:list-item>
          <text:p text:style-name="P25">Rechtssicherheit und Eindeutigkeit gewährleisten,</text:p>
        </text:list-item>
        <text:list-item>
          <text:p text:style-name="P25">übertragbar sein im Hinblick auf deutschsprachige Länder mit mehreren Amts-und Minderheitensprachen (Schweiz, Bozen-Südtirol, Ostbelgien; aber für regionale Amts- und Minderheitensprachen auch Österreich und Deutschland),</text:p>
        </text:list-item>
        <text:list-item>
          <text:p text:style-name="P25">für die Lesenden bzw. Hörenden die Möglichkeit zur Konzentration auf die wesentlichen Sachverhalte und Kerninformationen sicherstellen.</text:p>
        </text:list-item>
        <text:list-item>
          <text:p text:style-name="P25">Außerdem betont der Rat, dass geschlechtergerechte Schreibung nicht das Erlernen der geschriebenen deutschen Sprache erschweren darf (Lernbarkeit).</text:p>
        </text:list-item>
      </text:list>
      <text:p text:style-name="P6">In seiner Sitzung am 26.03.2021 hat der RfdR erneut ausdrücklich „... die Aufnahme von Asterisk („Gender-Stern“), Unterstrich („Gender-Gap“), Doppelpunkt oder anderen verkürzten Formen zur Kennzeichnung mehrgeschlechtlicher Bezeichnungen im Wortinnern in das Amtliche Regelwerk der deutschen Rechtschreibung zu diesem Zeitpunkt nicht empfohlen“ <text:s/>(<text:a xlink:type="simple" xlink:href="https://www.rechtschreibrat.com/DOX/rfdr_PM_2021-03-26_Geschlechtergerechte_Schreibung.pdf" text:style-name="Internet_20_link" text:visited-style-name="Visited_20_Internet_20_Link">RfdR, 2021</text:a>).</text:p>
      <text:p text:style-name="P3"/>
      <text:p text:style-name="P23">Es darf nicht vergessen werden, dass es noch weitere benachteiligte Gruppen in unserer Gesellschaft gibt, welche bei der Diskussion um geschlechtergerechte Formulierungen berücksichtigt werden müssen. Ihre Teilhabe an gesellschaftlichen Prozessen sollte bei einer Umgestaltung der Sprache nicht weiter in Mitleidenschaft gezogen werden. Solche Gruppen sind beispielsweise</text:p>
      <text:list xml:id="list4605688333731473402" text:style-name="L2">
        <text:list-item>
          <text:p text:style-name="P27"><text:span text:style-name="T2">Menschen mit Sehbehinderung und blinde Menschen. Diese sind auf Screenreader angewiesen, welche Texte am Computer in gesprochene Sprache umwandeln oder auf einer Braille-Zeile ausgeben. Die Zahl der Betroffenen in Deutschland wird, je nach Berechnungsmethode, zwischen ca. 600.000 und 1,2 Millionen angegeben (</text:span><text:a xlink:type="simple" xlink:href="https://www.dbsv.org/zahlen-fakten.html#schwerbehindertenstatistik" text:style-name="Internet_20_link" text:visited-style-name="Visited_20_Internet_20_Link">DBSV, 1/2021</text:a><text:span text:style-name="T2">)</text:span></text:p>
        </text:list-item>
      </text:list>
      <text:list xml:id="list7193874275820711715" text:style-name="L3">
        <text:list-item>
          <text:p text:style-name="P28">Menschen mit einer Beeinträchtigung des Hörsinns. 19 % der deutschen Bevölkerung über 14 Jahre sind hörbeeinträchtigt (<text:a xlink:type="simple" xlink:href="https://www.schwerhoerigen-netz.de/statistiken/?L=0" text:style-name="Internet_20_link" text:visited-style-name="Visited_20_Internet_20_Link">DSB, 2021</text:a>)</text:p>
        </text:list-item>
        <text:list-item>
          <text:p text:style-name="P28">Menschen mit einer Beeinträchtigung des Hörverständnisses. Etwa 2-3% aller Kinder zeigen Probleme mit der zentral-auditiven Verarbeitung auf, die Interpretation des Gehörten ist erschwert (<text:a xlink:type="simple" xlink:href="https://www.dbl-ev.de/logopaedie/stoerungen-bei-kindern/stoerungsbereiche/komplexe-stoerungen/auditive-verarbeitungs-und-wahrnehmungsstoerung" text:style-name="Internet_20_link" text:visited-style-name="Visited_20_Internet_20_Link">DBL, 2020</text:a>)</text:p>
        </text:list-item>
        <text:list-item>
          <text:p text:style-name="P28">Menschen mit Schwierigkeiten bezüglich des Leseverständnisses. 6,2 Millionen Menschen oder 12,1 Prozent der erwerbsfähigen Bevölkerung können in Deutschland nicht oder nur unzureichend lesen und schreiben. Bei weiteren 10,6 Millionen Menschen oder 20,5 Prozent der Erwachsenen tritt fehlerhaftes Schreiben selbst bei gebräuchlichen Wörtern auf. (<text:a xlink:type="simple" xlink:href="https://www.xn--mein-schlssel-zur-welt-0lc.de/de/zahlen-und-fakten-1719.html" text:style-name="Internet_20_link" text:visited-style-name="Visited_20_Internet_20_Link">BMBF, 2019</text:a>)</text:p>
        </text:list-item>
        <text:list-item>
          <text:p text:style-name="P28">Menschen, die Deutsch als Fremdsprache erst erlernen. Derzeit sind dies weltweit mehr als 15,4 Millionen (<text:a xlink:type="simple" xlink:href="https://www.auswaertiges-amt.de/en/newsroom/news/german-as-a-foriegn-language/2347090" text:style-name="Internet_20_link" text:visited-style-name="Visited_20_Internet_20_Link">AA, 2020</text:a>)</text:p>
        </text:list-item>
      </text:list>
      <text:p text:style-name="P3">Vor diesem Hintergrund erhalten die Forderungen des RfdR nach V<text:span text:style-name="T8">erständlichkeit, Lesbarkeit, Vorlesbarkeit, Lernbarkeit und Konzentration auf Kerninformationen besonderes Gewicht. </text:span></text:p>
      <text:p text:style-name="P6">Der Deutsche Blinden- und Sehbehindertenverband e.V (DBSV) beispielsweise schreibt dazu: „Gendern durch Sonderzeichen und Typografie, Beispiele:</text:p>
      <text:list xml:id="list9220609086490253075" text:style-name="L4">
        <text:list-item>
          <text:p text:style-name="P26">Mitarbeiter_innen</text:p>
        </text:list-item>
        <text:list-item>
          <text:p text:style-name="P26">Mitarbeiter/-innen</text:p>
        </text:list-item>
        <text:list-item>
          <text:p text:style-name="P26">MitarbeiterInnen</text:p>
        </text:list-item>
        <text:list-item>
          <text:p text:style-name="P26">Mitarbeiter*innen</text:p>
        </text:list-item>
        <text:list-item>
          <text:p text:style-name="P26">Mitarbeiter:innen</text:p>
        </text:list-item>
      </text:list>
      <text:p text:style-name="P2"><text:span text:style-name="T9">ist nicht zu empfehlen. [sic]“ (</text:span><text:a xlink:type="simple" xlink:href="https://www.dbsv.org/gendern.html#gendern" text:style-name="Internet_20_link" text:visited-style-name="Visited_20_Internet_20_Link"><text:span text:style-name="T11">DBSV, 3/2021</text:span></text:a><text:span text:style-name="T9">)</text:span></text:p>
      <text:p text:style-name="P2"><text:span text:style-name="T9">In Frankreich ist seit 2017 in den Ministerien und seit Mai 2021 auch in Schulen und Bildungseinrichtungen die Nutzung der gendergerechten Schriftsprache untersagt. Analog zum Genderstern in Deutschen kommen dabei Punkte im Wortinneren zum Einsatz. Das Lesen sowie das Erlernen der französischen Sprache werden dadurch behindert, insbesondere Menschen mit einer Lese-Rechtschreib-Schwäche tun sich damit schwer, so die Begründung. (</text:span><text:a xlink:type="simple" xlink:href="https://www.faz.net/aktuell/politik/ausland/frankreich-verbietet-schriftliches-gendern-an-schulen-17332003.html" text:style-name="Internet_20_link" text:visited-style-name="Visited_20_Internet_20_Link">FAZ, 2021</text:a><text:span text:style-name="T9">)</text:span></text:p>
      <text:p text:style-name="P6">Die Sinnhaftigkeit einer Veränderungen des Sprachgebrauchs zur Unterstützung der Geschlechtergerechtigkeit soll in diesem Artikel nicht diskutiert werden, hier gibt es stark divergierende Ansichten unter Sprachwissenschaftlern. Es ist aber festzuhalten, dass die gewachsene Sprache wohl die Kriterien des RfdR zu erfüllen scheint. Veränderungen sollten, gemessen an diesen Kriterien, keine Verschlechterungen darstellen. Somit scheint es empfehlenswert, Eingriffe sehr behutsam vorzunehmen. Die Fülle an gescheiterten Versuchen, die Sprache im Sinne der Geschlechtergerechtigkeit zu reglementieren, macht dies sehr deutlich. </text:p>
      <text:p text:style-name="P6">In der Folge wird gezeigt, wie eine simple und logische Vorgehensweise zu einem tragfähigen Ansatz bei minimalen Änderungen führt.</text:p>
      <text:h text:style-name="P33" text:outline-level="2">Hinführung und Kernregeln</text:h>
      <text:p text:style-name="P3">Im Kern geht es bei der geschlechtergerechten Sprache um das generische Maskulinum, mit dem bislang sämtliche Geschlechter erfasst werden, was aber auch mit dem männlichen Geschlecht assoziiert wird (<text:a xlink:type="simple" xlink:href="https://de.wikipedia.org/wiki/Generisches_Maskulinum#Sprachkritik_am_generischen_Maskulinum" text:style-name="Internet_20_link" text:visited-style-name="Visited_20_Internet_20_Link">Wikipedia, 2021</text:a>). Es wird Ersatz gesucht. Wenn in der Wahrnehmung das Maskulinum alle Geschlechter außer dem männlichen, das Femininum alle außer dem weiblichen ausschließt, bleibt aber im Deutschen eine weitere Option, die gleichberechtigt verankert ist und natürlich verwendet wird: das Neutrum. Das Argument, dass es nicht für Menschen gebraucht werden sollte, lässt sich sehr schnell mit dem Verweis auf das im Sprachgebrauch übliche Individuum, das menschliche Wesen, das Kind und das Geschwister zerschlagen. Diese Begriffe sind geschlechtsneutral und für jeden Menschen angebracht, ohne irgendein Geschlecht in der Wahrnehmung auszuschließen oder abzuwerten. </text:p>
      <text:p text:style-name="P3">Statt „der“ oder „die“ ist beim geschlechtergerechten Neutrum also der Artikel „das“ zu verwenden, sowie die entsprechenden neutralen Pronomen. In der deutschen Sprache sind nun aber nicht nur Artikel und Pronomen mit Geschlechtern versehen, sondern auch Bezeichnungen werden dem Geschlecht entsprechend variiert. Die dabei entstehenden Formen schließen einander und auch alle anderen Geschlechter aus:</text:p>
      <text:p text:style-name="P4">der Student, die Studentin</text:p>
      <text:p text:style-name="P3">Das geschlechtergerechte Neutrum kann in den meisten Fällen einfach gebildet werden, indem von der Wortendung „in“, <text:s/>welche maskuline Nomen in die feminine Form moviert, nur das „i“ verwendet wird, und dadurch eine zur Hälfte movierte Zwischenform entsteht:</text:p>
      <text:p text:style-name="P4">das Studenti</text:p>
      <text:p text:style-name="P3">Der Plural wird, wie im Deutschen für Wörter üblich, die auf a, i, o oder u enden, durch Anfügen eines „s“ gebildet. </text:p>
      <text:p text:style-name="P4">die Studentis</text:p>
      <text:p text:style-name="P5">Der Artikel „die“ für den Plural wird in der Regel nicht mit dem weiblichen Artikel verwechselt, weshalb kein Bedarf zu bestehend scheint, hier ein neues Konstrukt zu entwerfen.</text:p>
      <text:p text:style-name="P5">In manchen Fällen unterscheiden sich die maskuline und die feminine Form durch zusätzliche Umlaute:</text:p>
      <text:p text:style-name="P4">der Arzt, die Ärztin</text:p>
      <text:p text:style-name="P3">Hier kann sowohl aus der maskulinen Form Arzt abgeleitet, oder aus der weiblichen Form auf das geschlechtergerechte Neutrum zurückgeführt werden: </text:p>
      <text:p text:style-name="P4">das Arzti, das Ärzti </text:p>
      <text:p text:style-name="P3">sind gleichbedeutend und können wahlfrei verwendet werden, ebenso wie die Pluralformen </text:p>
      <text:p text:style-name="P4">die Arztis, die Ärztis | die Baueris, die Bäueris.</text:p>
      <text:p text:style-name="P5">Bezeichnungen, bei denen das biologische Geschlecht nur aus dem Genus erkennbar ist, könnten unverändert bleiben, da sie auch mit dem neutralen Artikel nicht verändert werden (Bsp: der/die/das Vorsitzende). Da die Deklination neutraler Artikel aber im Genitiv und im Dativ der Deklination des Maskulinum entspricht, herrscht dann in bestimmten Fällen Verwechslungsgefahr. Um zudem die Existenz von Geschlechtern nicht zu verschleiern und gleichzeitig alle einzubeziehen, ist auch hier konsistent das „i“ einzusetzen. </text:p>
      <text:p text:style-name="P4">der Vorsitzende, die Vorsitzende → <text:s/>das Vorsitzendi</text:p>
      <text:p text:style-name="P5">Für Personenbezeichnungen mit der Endung „ling“ gibt es keine weibliche Form (mehr), hier versagen die derzeit verwendeten Formen geschlechtergerechter Schreibung. Bei konsistenter Endung „i“ des Neutrums drängt sich mit dem „i“ in „ling“ durch Verzicht auf „ng“ auch hierfür eine Lösung auf:</text:p>
      <text:p text:style-name="P4">Liebling, Prüfling, Häftling → Liebli, Prüfli, Häftli</text:p>
      <text:h text:style-name="P33" text:outline-level="2">Vorangegangene Arbeiten und Analogien</text:h>
      <text:h text:style-name="P34" text:outline-level="3">Luise Pusch</text:h>
      <text:p text:style-name="Text_20_body"><text:span text:style-name="T2">Die Begründerin der feministischen Linguistik, Luise Pusch, entwickelte</text:span><text:span text:style-name="T11"> bereits </text:span><text:span text:style-name="T2">1980 einen Vorschlag, der dem geschlechtergerechten Neutrum schon nahe kommt, nämlich die femininen Wortendungen abzuschaffen und das Neutrum zu nutzen.</text:span></text:p>
      <text:p text:style-name="P10"><text:span text:style-name="T1">„</text:span>Barbara ist eine gute Student; ihre Professor ist sehr zufrieden mit ihr. Früher war sie übrigens Sekretär bei einer Architekt. Im Moment suchen wir noch ein zweites Gutachter für ihre Dissertation, am besten ein Dozent, das was [sic] von Hydrogeologie versteht.“ (<text:a xlink:type="simple" xlink:href="https://www.e-periodica.ch/cntmng?pid=les-002:1987:0::96)" text:style-name="Internet_20_link" text:visited-style-name="Visited_20_Internet_20_Link">Pusch, 1987</text:a>, S.7).</text:p>
      <text:p text:style-name="Text_20_body"><text:span text:style-name="T2">Luise Pusch schlug dann aber einen anderen Weg ein. In ihrem Artikel „Totale Feminisierung“ schlug sie vor, nur noch das Femininum für weibliche und auch männliche Bezeichnungen zu verwenden. Dies als vorübergehende Maximalforderung, damit sich die Gesellschaft später auf einen Kompromiss einigt. Sie schrieb: „</text:span><text:span text:style-name="T11">Der Einwand, das Femininum könnte 'zu schade' sein, um damit Männer zu bezeichnen, ist ernstzunehmen“ (</text:span><text:a xlink:type="simple" xlink:href="https://www.e-periodica.ch/cntmng?pid=les-002:1987:0::96)" text:style-name="Internet_20_link" text:visited-style-name="Visited_20_Internet_20_Link">Pusch, 1987</text:a>, S.9<text:span text:style-name="T11">).</text:span></text:p>
      <text:p text:style-name="Text_20_body"><text:span text:style-name="T11">Zum Gendersternchen hat Luise Pusch übrigens folgende Meinung: „Und das ist ein Fehler: Männer bekommen damit den Wortstamm und die Frauen wieder bloß die blöde Endung –innen.“</text:span><text:span text:style-name="T12"> (</text:span><text:a xlink:type="simple" xlink:href="https://www.genderleicht.de/luise-f-pusch-und-der-genderstern/" text:style-name="Internet_20_link" text:visited-style-name="Visited_20_Internet_20_Link">Olderdissen, 2020</text:a><text:span text:style-name="T12">)</text:span></text:p>
      <text:h text:style-name="P34" text:outline-level="3">Thomas Kronschläger</text:h>
      <text:p text:style-name="P10">Der Germanist und Literaturdidaktiker an der Technischen Universität Braunschweig treibt einen dem geschlechtergerechten Neutrum ähnlichen Ansatz voran: das Entgendern nach Phettberg (<text:a xlink:type="simple" xlink:href="https://www.researchgate.net/publication/343974830_Entgendern_nach_Phettberg_im_Uberblick" text:style-name="Internet_20_link" text:visited-style-name="Visited_20_Internet_20_Link">Kronschläger, 2020</text:a>). Dabei wird ebenso konsequent der neutrale Artikel verwendet, bei den Substantiven wird jedoch einfach nach dem Wortstamm ein „y“ angehängt und im Plural ein weiteres „s“:</text:p>
      <text:p text:style-name="P11">das Study, die Studys</text:p>
      <text:p text:style-name="P13">Dieser Ansatz hat trotz der vordergründigen Ähnlichkeit gegenüber dem geschlechtergerechten Neutrum Schwächen. <text:span text:style-name="T1">Bezeichnungen, bei denen das biologische Geschlecht nur aus dem Genus erkennbar ist (bsp: Vorsitzende) bleiben unverändert, wodurch die bereits dargestellte Verwechslungsgefahr besteht. Beim Entgendern nach Phettberg soll hier ein „n.“ in Klammern aushelfen: „dem(n.) Vorsitzenden Bescheid geben“. Das widerspricht den Forderungen des </text:span><text:span text:style-name="T5">Rates für deutsche Rechtschreibung nach Lesbarkeit und Vorlesbarkeit.</text:span></text:p>
      <text:p text:style-name="P14"><text:span text:style-name="T6">Vom Journalistinnenbund kommt aber weitere Kritik, wie die Sprecherin des Projektes „Genderleicht“, Christine Olderdissen, betont: „Die Entgendermethode nach Phettberg lässt keine Person mehr erkennen“. Durch die Reduktion auf den Wortstamm verschwindet das Geschlecht gänzlich, alle Geschlechter werden exkludiert. Das ist gerecht, geht aber „am Ziel vorbei“. (</text:span><text:a xlink:type="simple" xlink:href="https://www.rnd.de/medien/arztys-statt-arztinnen-ein-sprachwissenschaftler-will-das-gendern-verandern-YPQ55WPIAFGSJHL4LGRJOSNVAI.html" text:style-name="Internet_20_link" text:visited-style-name="Visited_20_Internet_20_Link">Schwarzer, 2021</text:a><text:span text:style-name="T6">). Erscheint der Unterschied zum geschlechtergerechten Neutrum vielleicht klein, so wird doch deutlich, dass Letzteres genau das Gewünschte erreicht: alle Geschlechter werden explizit inkludiert. </text:span></text:p>
      <text:p text:style-name="P15">Zudem ist das geschlechtergerechten Neutrum leichter gleichberechtigt aus der männlichen oder weiblichen Form im üblichen Sprachfluss abzuleiten und hat zu beiden die gleiche Distanz. Es muss nicht erst der Wortstamm ermittelt werden, was teilweise schwierig und fehlerträchtig ist..</text:p>
      <text:h text:style-name="P32" text:outline-level="2">Schwedisch</text:h>
      <text:p text:style-name="Text_20_body"><text:span text:style-name="T11">Im Schwedischen gibt es nur zwei Genera, das Utrum und das Neutrum, die nicht einem weiblichen oder männlichen Geschlecht zugeordnet werden. Es gibt aber die beiden Pronomina „han“ (er) und „hon“ (sie). Es gab kein Pronomen mit dem Menschen inkludiert werden konnten, die sich keinem Geschlecht zuordnen. Ab 2000 wurde hierfür das neue Pronomen „hen“ eingeführt (</text:span><text:a xlink:type="simple" xlink:href="https://gfds.de/gendering-im-schwedischen/" text:style-name="Internet_20_link" text:visited-style-name="Visited_20_Internet_20_Link">Nordström, 2020</text:a><text:span text:style-name="T2">)</text:span><text:span text:style-name="T11">, was bezüglich des Vokals zwischen der männlichen und der weiblichen Form liegt, analog zum geschlechtergerechten Neutrum. Seit April 2015 steht es im offiziellen Wörterbuch der schwedischen Sprache „Svenska Akademiens ordlista“.</text:span></text:p>
      <text:h text:style-name="P33" text:outline-level="2">Prüfung</text:h>
      <text:p text:style-name="P10">Das geschlechtergerechte Neutrum soll in diesem Abschnitt gegen Beispiele aus der Literatur geprüft werden, die sich mit den Möglichkeiten und Probleme der geschlechtergerechten Sprache beschäftigen.</text:p>
      <text:list xml:id="list1097451246820936184" text:style-name="L5">
        <text:list-item>
          <text:p text:style-name="P29">Mehrfachnennung (Kubelik, 2016, 5:48)<text:line-break/>§22 des österreichischen Bundespersonalvertretungsgesetzes: „Die Sitzungen des Dienststellenausschusses sind von der Vorsitzenden oder vom Vorsitzenden und im Falle ihrer oder seiner Verhinderung von ihrem Stellvertreter oder ihrer Stellvertreterin oder seinem Stellvertreter oder seiner Stellvertreterin einzuberufen und vorzubereiten.“<text:line-break/>→ „Die Sitzungen des Dienststellenausschusses sind vom Vorsitzendi und im Falle seiner Verhinderung von seinem Stellvertreteri einzuberufen und vorzubereiten.“</text:p>
        </text:list-item>
      </text:list>
      <text:list xml:id="list3951235197266418154" text:style-name="L6">
        <text:list-item>
          <text:p text:style-name="P31"><text:span text:style-name="T1">Schrägstrichlösung (Kubelik 2016, 10:24)<text:line-break/>Aus einem Deutschbuch für die Unterstufe in Österreich: „Eine/r ist Zuhörer/in, der/die andere ist Vorleser/in, eine/r liest den Abschnitt vor, der/die Zuhörer/in fasst das Gehörte zusammen.“<text:line-break/>→ <text:s/></text:span>„Eines ist Zuhöreri, das andere ist Vorleseri, eines liest den Abschnitt vor, das Zuhöreri fasst das Gehörte zusammen.“</text:p>
        </text:list-item>
        <text:list-item>
          <text:p text:style-name="P30">Ersatzform Substantivierte Partizipien (GfdS, 2020)<text:line-break/>Anders als bei Student (Studierender), lassen sich oft keine Ersatzformen bilden, z.B. für Schüler, Kollege, Autor etc.<text:line-break/>→ <text:s/>Schüleri, Kollegi, Autori</text:p>
        </text:list-item>
        <text:list-item>
          <text:p text:style-name="P30">Ersatzform Substantivierte Partizipien (Kubelik, 2015, S.96)<text:line-break/>Ersatzformen geben nicht eine Gruppenzughörigkeit, sondern die aktuelle Tätigkeit wieder, Arbeitende sind nicht unbedingt Arbeiter oder Arbeiterinnen. <text:line-break/>→ <text:s/>Arbeiteris bleiben als Berufsgruppe bestehen und Arbeitendis kann bei Bedarf davon unabhängig als substantiviertes Partizip verwendet werden.</text:p>
        </text:list-item>
        <text:list-item>
          <text:p text:style-name="P30">„Leiten Sie meine Beschwerde sofort an den Koch weiter!“ (Beispiel des Autors), wobei der Koch unbekannten Geschlechts ist, funktioniert weder mit Genderstern noch mit substantivierten Partizip, weil der deklinierte Artikel wieder geschlechtsspezifisch ist, wodurch zwangsläufig zusätzlich die Doppelnennung erforderlich wird: „... an den oder die Köch*in ...“ bzw. „... an den oder die Kochende ...“. Damit sind dann Kochis, die sich nicht einem der beiden Geschlechter zuordnen, explizit ausgenommen. Um zu inkludieren, kann das Gendersternchen deshalb auch zwischen die Artikel geschrieben werden: „... an den*die Köch*in ...“. In den Sprechpausen zwischen „den“ und „die“ und zwischen „Köch“ und „in“ werden damit explizit diverse Geschlechter adressiert. Will das Gasti seiner Forderung durch Intonation aber Nachdruck verleihen, wird man es ihm nachsehen müssen, dass es auf den Genderstern verzichtet. <text:s/>Möglich ist natürlich auch das Ausweichen auf ein sogenanntes Fluchtwort: „... an die Küche ...“, wodurch die Beschwerde dort aber dann vielleicht das Spüleri erreicht. Einfach, lesbar, den Redefluss und die Intention erhaltend, besser so: <text:line-break/>→ „Leiten Sie meine Beschwerde sofort an das Kochi weiter“</text:p>
        </text:list-item>
        <text:list-item>
          <text:p text:style-name="P31">Beim oben bereits ausgeführten Beispiel (Pusch, 1987) ist bekannt, dass Barbara, das Professori und das Architekti weiblich sind, es können also weiter die femininen Formen eingesetzt werden, sofern das biologische Geschlecht nicht verschleiert werden muss. Das Gutachteri und das Dozenti sind aber noch unbekannt und sollen daher das geschlechtergerechte Neutrum erhalten. Der Abschnitt liest sich dann völlig natürlich so:<text:line-break/>→ <text:span text:style-name="T1">„</text:span>Barbara ist eine gute Studentin; ihre Professorin ist sehr zufrieden mit ihr. Früher war sie übrigens Sekretärin bei einer Architektin. Im Moment suchen wir noch ein zweites Gutachteri für ihre Dissertation, am besten ein Dozenti, das etwas von Hydrogeologie versteht.“</text:p>
        </text:list-item>
      </text:list>
      <text:p text:style-name="P12"><text:soft-page-break/>Zur weiteren Prüfung folgen Beispiele, die das geneigte Leseri bitte selbst nach anderen Methoden in eine geschlechtergerechte Form zu bringen versuchen soll, und die Auflösung mit geschlechtergerechtem Neutrum</text:p>
      <text:list xml:id="list42284409" text:continue-numbering="true" text:style-name="L6">
        <text:list-item>
          <text:p text:style-name="P30">Die Satzfolge „Die Müllers sind Mediziner. Ihre Kinder sind alle Ärzte geworden. Eltern sind generell wohl wichtige Ratgeber für ihre Kinder.“ (Vgl. Kubelik, 2015, S.103) <text:line-break/>→ „Die Müllers sind Medizineris. Ihre Kinder sind alle Arztis geworden. Eltern sind generell wohl wichtige Ratgeberis für ihre Kinder.“ </text:p>
        </text:list-item>
        <text:list-item>
          <text:p text:style-name="P31">„Wenn in einer Beziehung etwas schief läuft, neigt jeder dazu, den anderen dafür verantwortlich zu machen“ (Kubelik, 2015, S.104)<text:line-break/>→ „Wenn in einer Beziehung etwas schief läuft, neigt jedes dazu, das andere dafür verantwortlich zu machen“<text:span text:style-name="T1"> </text:span></text:p>
        </text:list-item>
        <text:list-item>
          <text:p text:style-name="P30">„In einer Ehe sollen beide Partner gleichberechtigt sein“ (Kubelik, 2015, S.105)<text:line-break/>→ „In einer Ehe sollen beide Partneris gleichberechtigt sein“</text:p>
        </text:list-item>
        <text:list-item>
          <text:p text:style-name="P30">„Frauen sind die besseren Autofahrer“ (Kubelik, 2015, S.105)<text:line-break/>→ „Frauen sind die besseren Autofahreris“</text:p>
        </text:list-item>
      </text:list>
      <text:h text:style-name="P32" text:outline-level="2">Fazit</text:h>
      <text:p text:style-name="P10">Das geschlechtergerechte Neutrum beseitigt elegant alle Probleme, die anderen Ansätzen innewohnen. Die Formulierungen werden nicht aufgebläht sondern werden teilweise gar kürzer, es sind alle Geschlechter angesprochen, nicht nur zwei oder gar keines, es entfallen irritierende Zeichen, es lässt sich leicht und völlig gewöhnlich sprechen und es entstehen keine Missverständnisse oder inkorrekten Formulierungen. Hinzu kommt, dass der Sprachklang des Deutschen, häufig als sehr hart und humorlos wahrgenommen, aufgelockert und leichter wird. Es kommt ein Schweizer oder gar südländischer Einschlag dazu, der sympathisch wirkt.</text:p>
      <text:p text:style-name="P9">Ebenso wird von Gender-Gegneris gerne ins Feld geführt, dass die Sprache durch das Gendern verarmt, weil Autoris Formulierungen ganz aus dem Sprachgebrauch streichen, um Angriffspunkte zu vermeiden. Das geschlechtergerechte Neutrum lässt alle Formulierungen weiter zu. Ist es, was sicher eine Ausnahme sein wird, doch einmal erforderlich, gezielt den Fokus nur auf das männliche oder das weibliche biologische Geschlecht zu legen, stehen die entsprechenden Formen weiterhin zur Verfügung. Das geschlechtergerechte Neutrum bereichert und präzisiert also unsere Sprache auf sehr einfache Weise.</text:p>
      <text:p text:style-name="P9">Auch die Kritik, durch das „Gendern“ wird ständig auf biologische Geschlechter hingewiesen, auch wenn dies für den Inhalt des Textes irrelevant ist, greift beim geschlechtergerechten Neutrum nicht. Zwar wird die Existenz von Geschlechtern sichtbar, diese werden aber explizit völlig gleich behandelt. Das generische Maskulinum jedoch, das ist mittlerweile bewiesen, weist implizit auf das männliche Geschlecht hin.</text:p>
      <text:p text:style-name="P10">In einem akademischen Umfeld wird das geschlechtergerechte Neutrum auf Akzeptanz stoßen. Wie auch bezüglich wissenschaftlicher Theorien, muss sich die einfachste Vorgehensweise durchsetzen, sofern mehrere gleichwertig erscheinende konkurrieren. Das geschlechtergerechte Neutrum ist äußerst simpel und stellt nur einen minimalinvasiven Eingriff in die Sprache dar. <text:span text:style-name="T5">Folglich</text:span> ist das geschlechtergerechte Neutrum für den Einsatz an Bildungseinrichtungen dringend zu empfehlen um von dort seinen Weg in die allgemeine deutsche Sprachkultur zu finden.</text:p>
      <text:p text:style-name="P10">In diesem Zusammenhang soll abschließend noch einmal aus der Empfehlung des RfdR zitiert werden: „Für den Hochschulbereich erscheint fraglich, ob die Forderung einer 'gegenderten Schreibung' in systematischer Abweichung vom Amtlichen Regelwerk der deutschen Rechtschreibung für schriftliche Leistungen der Studierenden und die Berücksichtigung 'gegenderter Schreibung' bei deren Bewertung durch Lehrende von der Wissenschaftsfreiheit der Lehrenden und der Hochschulen gedeckt ist. Hochschulen und Lehrende haben die Freiheit des Studiums nicht nur bei der Wahl von Lehrveranstaltungen, sondern auch bei der Erarbeitung und Äußerung wissenschaftlicher Meinungen der Studierenden zu beachten und zu schützen.“ (RfdR, 2021)</text:p>
      <text:h text:style-name="P32" text:outline-level="2"><text:soft-page-break/>Quellen</text:h>
      <text:p text:style-name="Text_20_body"><text:span text:style-name="T14">AA (Auswärtiges Amt), German as a foreign language, 2020, </text:span><text:a xlink:type="simple" xlink:href="https://www.auswaertiges-amt.de/en/newsroom/news/german-as-a-foriegn-language/2347090" text:style-name="Internet_20_link" text:visited-style-name="Visited_20_Internet_20_Link"><text:span text:style-name="T13">https://www.auswaertiges-amt.de/en/newsroom/news/german-as-a-foriegn-language/2347090</text:span></text:a><text:span text:style-name="T7">, Zugriff 13.5.2021</text:span></text:p>
      <text:p text:style-name="P22"><text:span text:style-name="T7">BMBF (Bundesministerium für Bildung und Forschung), Mein Schlüssel zur Welt - Zahlen und Fakten, 2019, </text:span><text:a xlink:type="simple" xlink:href="https://www.xn--mein-schlssel-zur-welt-0lc.de/de/zahlen-und-fakten-1719.html" text:style-name="Internet_20_link" text:visited-style-name="Visited_20_Internet_20_Link"><text:span text:style-name="T13">https://www.xn--mein-schlssel-zur-welt-0lc.de/de/zahlen-und-fakten-1719.html</text:span></text:a><text:span text:style-name="T7">, Zugriff 13.5.2021</text:span></text:p>
      <text:p text:style-name="P16"><text:span text:style-name="T13">BverfG (Bundesverfassungsgericht), Beschluss des Ersten Senats vom 10. Oktober 2017, 2017, </text:span><text:a xlink:type="simple" xlink:href="https://www.bundesverfassungsgericht.de/SharedDocs/Downloads/DE/2017/10/rs20171010_1bvr201916.pdf?__blob=publicationFile&amp;v=2" text:style-name="Internet_20_link" text:visited-style-name="Visited_20_Internet_20_Link"><text:span text:style-name="T13">https://www.bundesverfassungsgericht.de/SharedDocs/Downloads/DE/2017/10/rs20171010_1bvr201916.pdf?__blob=publicationFile&amp;v=2</text:span></text:a><text:span text:style-name="T13">, Zugriff 12.5.2021</text:span></text:p>
      <text:p text:style-name="P16"><text:span text:style-name="T13">DBL (Deutscher Bundesverband für Logopädie e.V.), Auditive Verarbeitungs- und Wahrnehmungsstörung, 2020, </text:span><text:a xlink:type="simple" xlink:href="https://www.dbl-ev.de/logopaedie/stoerungen-bei-kindern/stoerungsbereiche/komplexe-stoerungen/auditive-verarbeitungs-und-wahrnehmungsstoerung" text:style-name="Internet_20_link" text:visited-style-name="Visited_20_Internet_20_Link"><text:span text:style-name="T13">https://www.dbl-ev.de/logopaedie/stoerungen-bei-kindern/stoerungsbereiche/komplexe-stoerungen/auditive-verarbeitungs-und-wahrnehmungsstoerung</text:span></text:a><text:span text:style-name="T13">, Zugriff 13.5.2021</text:span></text:p>
      <text:p text:style-name="P16"><text:span text:style-name="T13">DBSV (Deutscher Blinden- und Sehbehindertenverband e.V), Gendern, 3/2021, <text:s text:c="2"/></text:span><text:a xlink:type="simple" xlink:href="https://www.dbsv.org/gendern.html#gendern" text:style-name="Internet_20_link" text:visited-style-name="Visited_20_Internet_20_Link"><text:span text:style-name="T13">https://www.dbsv.org/gendern.html#gendern</text:span></text:a><text:span text:style-name="T13">, Zugriff 12.5.2021</text:span></text:p>
      <text:p text:style-name="P16"><text:span text:style-name="T13">DBSV (Deutscher Blinden- und Sehbehindertenverband e.V), Zahlen &amp; Fakten, 1/2021, <text:s text:c="2"/></text:span><text:a xlink:type="simple" xlink:href="https://www.dbsv.org/gendern.html#gendern" text:style-name="Internet_20_link" text:visited-style-name="Visited_20_Internet_20_Link"><text:span text:style-name="T13">https://www.dbsv.org/gendern.html#gendern</text:span></text:a><text:span text:style-name="T13">, Zugriff 13.5.2021</text:span></text:p>
      <text:p text:style-name="P16"><text:span text:style-name="T13">DSB (Deutscher Schwerhörigenbund e.V.), Statistiken, 2021, </text:span><text:a xlink:type="simple" xlink:href="https://www.schwerhoerigen-netz.de/statistiken/?L=0" text:style-name="Internet_20_link" text:visited-style-name="Visited_20_Internet_20_Link"><text:span text:style-name="T13">https://www.schwerhoerigen-netz.de/statistiken/?L=0</text:span></text:a><text:span text:style-name="T13">, Zugriff 13.5.2021</text:span></text:p>
      <text:p text:style-name="P21"><text:span text:style-name="T3">GfdS (Gesellschaft für deutsche Sprache), Leitlinien der GfdS zu den Möglichkeiten des Genderings, </text:span><text:span text:style-name="T4">2020</text:span><text:span text:style-name="T3">, <text:s/></text:span><text:a xlink:type="simple" xlink:href="https://gfds.de/standpunkt-der-gfds-zu-einer-geschlechtergerechten-sprache/" text:style-name="Internet_20_link" text:visited-style-name="Visited_20_Internet_20_Link"><text:span text:style-name="T13">https://gfds.de/standpunkt-der-gfds-zu-einer-geschlechtergerechten-sprache/</text:span></text:a><text:span text:style-name="T3">, Zugriff 12.5.2021</text:span></text:p>
      <text:p text:style-name="P19"><text:span text:style-name="T13">Kronschläger, Thomas, 2020, <text:s/></text:span><text:a xlink:type="simple" xlink:href="https://www.researchgate.net/publication/343974830_Entgendern_nach_Phettberg_im_Uberblick" text:style-name="Internet_20_link" text:visited-style-name="Visited_20_Internet_20_Link"><text:span text:style-name="T13">https://www.researchgate.net/publication/343974830_Entgendern_nach_Phettberg_im_Uberblick</text:span></text:a><text:span text:style-name="T13">, Zugriff 12.5.2021</text:span></text:p>
      <text:p text:style-name="P17">Kubelik, Thomas, „Genug Gegendert“, Projekte Verlag, Rudolstadt, 2015</text:p>
      <text:p text:style-name="P22"><text:span text:style-name="T7">Kubelik, Thomas, „Wie Gendern unsere Sprache verhunzt“, Symposium »Gender und Sexualpädagogik auf dem Prüfstand der Wissenschaften«, Stuttgart, 23.1.2016, </text:span><text:a xlink:type="simple" xlink:href="https://www.youtube.com/watch?v=Ri-kVYDTEAk" text:style-name="Internet_20_link" text:visited-style-name="Visited_20_Internet_20_Link"><text:span text:style-name="T14">https://www.youtube.com/watch?v=Ri-kVYDTEAk</text:span></text:a><text:span text:style-name="T3">, Zugriff 12.5.2021</text:span></text:p>
      <text:p text:style-name="P18"><text:span text:style-name="T3">Nordström, Jackie, Gendering im Schwedischen, 2020, </text:span><text:a xlink:type="simple" xlink:href="https://gfds.de/gendering-im-schwedischen/" text:style-name="Internet_20_link" text:visited-style-name="Visited_20_Internet_20_Link"><text:span text:style-name="T13">https://gfds.de/gendering-im-schwedischen/</text:span></text:a><text:span text:style-name="T3">, Zugriff 13.5.2021</text:span></text:p>
      <text:p text:style-name="P18"><text:span text:style-name="T7">Olderdissen, Christine, </text:span><text:span text:style-name="T10">Luise F. Pusch und der Genderstern, 2020,</text:span><text:span text:style-name="T7"> </text:span><text:a xlink:type="simple" xlink:href="https://www.genderleicht.de/luise-f-pusch-und-der-genderstern/" text:style-name="Internet_20_link" text:visited-style-name="Visited_20_Internet_20_Link"><text:span text:style-name="T14">https://www.genderleicht.de/luise-f-pusch-und-der-genderstern/</text:span></text:a><text:span text:style-name="T3">, Zugriff 12.5.2021</text:span></text:p>
      <text:p text:style-name="P21"><text:span text:style-name="T7">Pusch, Luise, Totale Feminisierung, in Frau ohne Herz: feministische Lesbenzeitschrift, 1987, </text:span><text:a xlink:type="simple" xlink:href="https://www.e-periodica.ch/cntmng?pid=les-002:1987:0::96" text:style-name="Internet_20_link" text:visited-style-name="Visited_20_Internet_20_Link"><text:span text:style-name="T14">https://www.e-periodica.ch/cntmng?pid=les-002:1987:0::96</text:span></text:a><text:span text:style-name="T3">, Zugriff 12.5.2021</text:span></text:p>
      <text:p text:style-name="P21"><text:span text:style-name="T7">RfdR, (Rat für deutsche Rechtschreibung), Geschlechtergerechte Schreibung: Empfehlungen vom 26.03.2021. 2021, <text:s/></text:span><text:a xlink:type="simple" xlink:href="https://www.rechtschreibrat.com/DOX/rfdr_PM_2021-03-26_Geschlechtergerechte_Schreibung.pdf" text:style-name="Internet_20_link" text:visited-style-name="Visited_20_Internet_20_Link"><text:span text:style-name="T13">https://www.rechtschreibrat.com/DOX/rfdr_PM_2021-03-26_Geschlechtergerechte_Schreibung.pdf</text:span></text:a><text:span text:style-name="T7">, Zugriff 12.5.2021</text:span></text:p>
      <text:p text:style-name="P20"><text:span text:style-name="T13">Schwarzer, Matthias, „Ärztys“ statt „Ärzt*innen“: Ein Sprachwissenschaftler will das Gendern verändern, 2021, </text:span><text:a xlink:type="simple" xlink:href="https://www.rnd.de/medien/arztys-statt-arztinnen-ein-sprachwissenschaftler-will-das-gendern-verandern-YPQ55WPIAFGSJHL4LGRJOSNVAI.html" text:style-name="Internet_20_link" text:visited-style-name="Visited_20_Internet_20_Link"><text:span text:style-name="T13">https://www.rnd.de/medien/arztys-statt-arztinnen-ein-sprachwissenschaftler-will-das-gendern-verandern-YPQ55WPIAFGSJHL4LGRJOSNVAI.html</text:span></text:a><text:span text:style-name="T13">, Zugriff 12.5.2021 <text:s/></text:span></text:p>
      <text:p text:style-name="P16"><text:span text:style-name="T13">FAZ (Frankfurter Allgemeine Zeitung), Frankreich verbietet schriftliches Gendern an Schulen, 2021, </text:span><text:a xlink:type="simple" xlink:href="https://www.faz.net/aktuell/politik/ausland/frankreich-verbietet-schriftliches-gendern-an-schulen-17332003.html" text:style-name="Internet_20_link" text:visited-style-name="Visited_20_Internet_20_Link"><text:span text:style-name="T13">https://www.faz.net/aktuell/politik/ausland/frankreich-verbietet-schriftliches-gendern-an-schulen-17332003.html</text:span></text:a><text:span text:style-name="T13">, Zugriff 17.5.2021 <text:s/></text:span></text:p>
      <text:p text:style-name="P16"><text:span text:style-name="T13">Wikipedia, Generisches Maskulinum, 2021<text:line-break/></text:span><text:a xlink:type="simple" xlink:href="https://de.wikipedia.org/wiki/Generisches_Maskulinum#Sprachkritik_am_generischen_Maskulinum" text:style-name="Internet_20_link" text:visited-style-name="Visited_20_Internet_20_Link"><text:span text:style-name="T13">https://de.wikipedia.org/wiki/Generisches_Maskulinum#Sprachkritik_am_generischen_Maskulinum</text:span></text:a><text:span text:style-name="T13">, Zugriff 13.5.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fo:text-align="justify" style:justify-single-word="false" style:page-number="auto"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master-page-name="">
      <style:paragraph-properties fo:margin-top="0cm" fo:margin-bottom="0.212cm" fo:keep-together="auto" fo:hyphenation-ladder-count="no-limit" style:page-number="auto" fo:keep-with-next="auto"/>
      <style:text-properties style:font-name="Univers 47 CondensedLight" fo:hyphenate="true" fo:hyphenation-remain-char-count="2" fo:hyphenation-push-char-count="2"/>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master-page-name="">
      <style:paragraph-properties fo:margin-top="0.22cm" fo:margin-bottom="0.109cm" style:page-number="auto"/>
      <style:text-properties style:font-name="Univers 47 CondensedLight"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2cm" fo:margin-bottom="0.21cm" fo:line-height="100%"/>
      <style:text-properties style:font-name="Univers 47 CondensedLight" fo:font-size="12pt" fo:font-weight="bold" style:font-size-asian="12pt" style:font-weight-asian="bold" style:font-size-complex="12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135cm" style:type="center"/>
          <style:tab-stop style:position="16.27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135cm" style:type="center"/>
          <style:tab-stop style:position="17.066cm" style:type="right"/>
        </style:tab-stops>
      </style:paragraph-properties>
      <style:text-properties fo:font-size="10pt" style:font-size-asian="10pt" style:font-size-complex="10pt"/>
    </style:style>
    <style:page-layout style:name="Mpm1">
      <style:page-layout-properties fo:page-width="21.001cm" fo:page-height="29.7cm" style:num-format="1" style:print-orientation="portrait" fo:margin-top="2cm" fo:margin-bottom="0.728cm" fo:margin-left="1.879cm" fo:margin-right="2.08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27cm" fo:margin-left="0cm" fo:margin-right="0cm" fo:margin-top="0.499cm"/>
      </style:footer-style>
    </style:page-layout>
  </office:automatic-styles>
  <office:master-styles>
    <style:master-page style:name="Standard" style:page-layout-name="Mpm1">
      <style:footer>
        <text:p text:style-name="MP1">Prof. Jirka Dell'Oro-Friedl, Mai 2021<text:tab/><text:tab/>Seite <text:page-number text:select-page="current">4</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1-05-05T18:59:32.52</meta:creation-date>
    <dc:date>2021-05-17T22:07:02.22</dc:date>
    <dc:creator>Jirka Dell'Oro-Friedl</dc:creator>
    <meta:editing-duration>P4DT20H48M29S</meta:editing-duration>
    <meta:editing-cycles>74</meta:editing-cycles>
    <meta:generator>OpenOffice/4.1.5$Win32 OpenOffice.org_project/415m1$Build-9789</meta:generator>
    <meta:document-statistic meta:table-count="0" meta:image-count="0" meta:object-count="0" meta:page-count="7" meta:paragraph-count="107" meta:word-count="2983" meta:character-count="23711"/>
  </office:meta>
</office:document-meta>
</file>